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" fo:font-size="24pt" fo:font-weight="bold" officeooo:rsid="0022c289" officeooo:paragraph-rsid="0022c289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7" style:family="paragraph" style:parent-style-name="Standard">
      <style:text-properties fo:text-transform="uppercase" fo:color="#336633" style:font-name="Calibri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24ad10"/>
    </style:style>
    <style:style style:name="P9" style:family="paragraph" style:parent-style-name="Standard">
      <style:paragraph-properties fo:text-align="justify" style:justify-single-word="false"/>
      <style:text-properties style:font-name="Calibri1" fo:font-size="12pt"/>
    </style:style>
    <style:style style:name="P10" style:family="paragraph" style:parent-style-name="Standard">
      <style:paragraph-properties fo:text-align="end" style:justify-single-word="false"/>
      <style:text-properties officeooo:paragraph-rsid="00267212"/>
    </style:style>
    <style:style style:name="P11" style:family="paragraph" style:parent-style-name="Text_20_body">
      <style:text-properties officeooo:rsid="0013893f" officeooo:paragraph-rsid="0013893f"/>
    </style:style>
    <style:style style:name="P12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267212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267212"/>
    </style:style>
    <style:style style:name="P14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font-name="Calibri" fo:font-size="12pt" officeooo:rsid="002a0d04" officeooo:paragraph-rsid="00267212" style:font-size-asian="12pt" style:font-size-complex="12pt"/>
    </style:style>
    <style:style style:name="P15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officeooo:paragraph-rsid="0024ad10"/>
    </style:style>
    <style:style style:name="P16" style:family="paragraph" style:parent-style-name="Heading_20_1">
      <style:text-properties officeooo:paragraph-rsid="0018c82d"/>
    </style:style>
    <style:style style:name="P17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 style:list-style-name="L1">
      <style:paragraph-properties fo:text-align="justify" style:justify-single-word="false" style:text-autospace="none"/>
      <style:text-properties style:font-name="DAAAAA+AndikaDesRevE" fo:font-size="10.5pt" fo:font-weight="normal" officeooo:paragraph-rsid="001db6d0" style:font-name-asian="DAAAAA+AndikaDesRevE" style:font-size-asian="10.5pt" style:font-weight-asian="normal" style:font-name-complex="DAAAAA+AndikaDesRevE" style:font-size-complex="10.5pt" style:font-weight-complex="normal"/>
    </style:style>
    <style:style style:name="P20" style:family="paragraph" style:parent-style-name="Text_20_body" style:list-style-name="L2">
      <style:text-properties officeooo:rsid="0022c289" officeooo:paragraph-rsid="0022c289"/>
    </style:style>
    <style:style style:name="P21" style:family="paragraph" style:parent-style-name="Text_20_body" style:list-style-name="L2">
      <style:text-properties officeooo:rsid="001db6d0" officeooo:paragraph-rsid="001db6d0"/>
    </style:style>
    <style:style style:name="P22" style:family="paragraph" style:parent-style-name="Text_20_body" style:list-style-name="L2">
      <style:text-properties officeooo:rsid="002766ad" officeooo:paragraph-rsid="002766ad"/>
    </style:style>
    <style:style style:name="P23" style:family="paragraph" style:parent-style-name="Text_20_body">
      <style:text-properties officeooo:paragraph-rsid="00285ff0"/>
    </style:style>
    <style:style style:name="P24" style:family="paragraph" style:parent-style-name="Text_20_body" style:list-style-name="L3">
      <style:text-properties officeooo:paragraph-rsid="00285ff0"/>
    </style:style>
    <style:style style:name="P25" style:family="paragraph" style:parent-style-name="Text_20_body">
      <style:text-properties officeooo:paragraph-rsid="0024ad10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2c289"/>
    </style:style>
    <style:style style:name="T4" style:family="text">
      <style:text-properties fo:color="#999966" officeooo:rsid="00269054"/>
    </style:style>
    <style:style style:name="T5" style:family="text">
      <style:text-properties fo:color="#999966" officeooo:rsid="002766ad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officeooo:rsid="001514ac"/>
    </style:style>
    <style:style style:name="T13" style:family="text">
      <style:text-properties style:font-name="DejaVu Sans" fo:font-size="10pt" style:font-size-asian="10pt" style:font-size-complex="10pt"/>
    </style:style>
    <style:style style:name="T1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5" style:family="text">
      <style:text-properties officeooo:rsid="001db6d0"/>
    </style:style>
    <style:style style:name="T16" style:family="text">
      <style:text-properties officeooo:rsid="0022c289"/>
    </style:style>
    <style:style style:name="T17" style:family="text">
      <style:text-properties officeooo:rsid="0024ad10"/>
    </style:style>
    <style:style style:name="T18" style:family="text">
      <style:text-properties officeooo:rsid="0025c150"/>
    </style:style>
    <style:style style:name="T19" style:family="text">
      <style:text-properties officeooo:rsid="00267212"/>
    </style:style>
    <style:style style:name="T20" style:family="text">
      <style:text-properties style:font-name="Calibri1" fo:font-size="12pt" officeooo:rsid="00267212"/>
    </style:style>
    <style:style style:name="T21" style:family="text">
      <style:text-properties style:font-name="Calibri1" fo:font-size="12pt" officeooo:rsid="00284be0"/>
    </style:style>
    <style:style style:name="T22" style:family="text">
      <style:text-properties style:font-name="Calibri1" fo:font-size="12pt" officeooo:rsid="00285ff0"/>
    </style:style>
    <style:style style:name="T23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24" style:family="text">
      <style:text-properties fo:text-transform="uppercase" fo:color="#336633" style:font-name="Calibri" fo:font-size="24pt" fo:font-weight="bold" officeooo:rsid="00269054" style:font-size-asian="24pt" style:font-weight-asian="bold" style:font-size-complex="24pt" style:font-weight-complex="bold"/>
    </style:style>
    <style:style style:name="T25" style:family="text">
      <style:text-properties officeooo:rsid="002766ad"/>
    </style:style>
    <style:style style:name="T26" style:family="text">
      <style:text-properties officeooo:rsid="00284be0"/>
    </style:style>
    <style:style style:name="T27" style:family="text">
      <style:text-properties officeooo:rsid="00285ff0"/>
    </style:style>
    <style:style style:name="T28" style:family="text">
      <style:text-properties officeooo:rsid="0018c82d"/>
    </style:style>
    <style:style style:name="T29" style:family="text">
      <style:text-properties fo:color="#336633" fo:font-size="14pt" style:font-size-asian="14pt" style:font-size-complex="14pt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6957in" svg:width="6.6965in" draw:z-index="1">
        <draw:text-box fo:min-height="0.8756in">
          <text:p text:style-name="P2"/>
          <text:p text:style-name="P3">PROGRAMACIÓN</text:p>
          <text:p text:style-name="P2">CFGS DAW</text:p>
        </draw:text-box>
      </draw:frame>
      <text:p text:style-name="P17"/>
      <text:p text:style-name="Standard"/>
      <text:p text:style-name="Standard"/>
      <text:p text:style-name="Standard"><draw:frame draw:style-name="fr3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24">UNIDAD 10</text:span><text:span text:style-name="T23">.</text:span></text:p>
      <text:p text:style-name="P5">excepciones</text:p>
      <text:p text:style-name="P7">RECOMENDACIONES DE ESTUDIO</text:p>
      <text:p text:style-name="P6"/>
      <text:p text:style-name="Standard"/>
      <text:p text:style-name="Standard"/>
      <text:p text:style-name="Standard"/>
      <text:p text:style-name="Standard"/>
      <text:p text:style-name="P10"><text:span text:style-name="T7">Autor</text:span><text:span text:style-name="T8">es:</text:span></text:p>
      <text:p text:style-name="P10"><text:span text:style-name="T8">Carlos </text:span><text:span text:style-name="T10">Cacho y Raquel </text:span><text:span text:style-name="T11">Torres</text:span></text:p>
      <text:p text:style-name="P12"/>
      <text:p text:style-name="P12">Revisado por:</text:p>
      <text:p text:style-name="P13"><text:span text:style-name="T8">Lionel Taraz</text:span><text:span text:style-name="T9">ó</text:span><text:span text:style-name="T8">n </text:span><text:span text:style-name="T7">–</text:span><text:span text:style-name="T8"> </text:span><text:a xlink:type="simple" xlink:href="mailto:lionel.tarazon@ceedcv.es" text:style-name="Internet_20_link" text:visited-style-name="Visited_20_Internet_20_Link">lionel.tarazon@ceedcv.es</text:a></text:p>
      <text:p text:style-name="P13"><text:span text:style-name="T19">Encarn</text:span><text:span text:style-name="T20">i</text:span><text:span text:style-name="T19"> Serrano </text:span><text:span text:style-name="T7">– </text:span><text:a xlink:type="simple" xlink:href="mailto:encarni.serrano@ceedcv.es" text:style-name="Internet_20_link" text:visited-style-name="Visited_20_Internet_20_Link">encarni.serrano@ceedcv.es</text:a></text:p>
      <text:p text:style-name="P14"/>
      <text:p text:style-name="P14">2019/2020</text:p>
      <text:p text:style-name="P18"/>
      <text:p text:style-name="Standard"/>
      <text:p text:style-name="Standard"/>
      <text:p text:style-name="Titulo">UD<text:span text:style-name="T16">10</text:span>. <text:span text:style-name="T16">excepciones</text:span></text:p>
      <text:p text:style-name="Titulo"/>
      <text:h text:style-name="P16" text:outline-level="1"><text:span text:style-name="T28">Conocimientos previos</text:span></text:h>
      <text:p text:style-name="P9">Todas las unidades anteriores. <text:span text:style-name="T17">E</text:span>s importante tener todas las bases <text:span text:style-name="T17">de programación vistas hasta ahora </text:span>bien <text:span text:style-name="T17">a</text:span>sentadas y comprendidas.</text:p>
      <text:list xml:id="list335372010" text:style-name="L1">
        <text:list-header>
          <text:p text:style-name="P19"/>
        </text:list-header>
      </text:list>
      <text:h text:style-name="Heading_20_1" text:outline-level="1">Objetivo<text:span text:style-name="T12">s</text:span></text:h>
      <text:p text:style-name="P23"><text:span text:style-name="T21">L</text:span><text:span text:style-name="T22">os objetivos</text:span><text:span text:style-name="T27"> principales </text:span><text:span text:style-name="T22">son:</text:span></text:p>
      <text:list xml:id="list2083330637" text:style-name="L3">
        <text:list-item>
          <text:p text:style-name="P24"><text:span text:style-name="T27">Saber qué </text:span><text:span text:style-name="T22">son las</text:span><text:span text:style-name="T27"> excepciones y cómo funcionan.</text:span></text:p>
        </text:list-item>
        <text:list-item>
          <text:p text:style-name="P24"><text:span text:style-name="T22">Saber</text:span><text:span text:style-name="T27"> utilizarlas y manejarlas (sentencias throw y </text:span><text:span text:style-name="T21">t</text:span><text:span text:style-name="T22">ry–catch–finally</text:span><text:span text:style-name="T26">).</text:span></text:p>
        </text:list-item>
        <text:list-item>
          <text:p text:style-name="P24"><text:span text:style-name="T22">Saber crear y utilizar excepciones propias.</text:span></text:p>
        </text:list-item>
      </text:list>
      <text:p text:style-name="P11"/>
      <text:h text:style-name="Heading_20_1" text:outline-level="1">Contenidos</text:h>
      <text:list xml:id="list1607062242" text:style-name="L2">
        <text:list-item>
          <text:p text:style-name="P20">Introducción</text:p>
        </text:list-item>
        <text:list-item>
          <text:p text:style-name="P20">Lanza<text:span text:style-name="T25">r excepciones (throw)</text:span></text:p>
        </text:list-item>
        <text:list-item>
          <text:p text:style-name="P22">Manejar excepciones (try – catch – finally)</text:p>
        </text:list-item>
        <text:list-item>
          <text:p text:style-name="P20">Jerarqu<text:span text:style-name="T25">ía y tipos de e</text:span>xcepciones Java</text:p>
        </text:list-item>
        <text:list-item>
          <text:p text:style-name="P20"><text:span text:style-name="T25">Definir e</text:span>xcepciones propias</text:p>
          <text:p text:style-name="P21"/>
        </text:list-item>
      </text:list>
      <text:h text:style-name="Heading_20_1" text:outline-level="1">Ejercicios y tareas</text:h>
      <text:p text:style-name="Text_20_body">Es importante leer atentamente los apuntes, os recomendamos que realicéis la totalidad de los ejercicios, aunque como ya hemos comentado anteriormente, los ejercicios de cada tema son voluntarios y no evaluables.</text:p>
      <text:p text:style-name="Text_20_body">Recordad que debéis intentar realizar los ejercicios <text:span text:style-name="T18">de manera individual</text:span>, y cuando os atasquéis mirad los foros, y entended el <text:span text:style-name="T15">por</text:span> qué. </text:p>
      <text:p text:style-name="Text_20_body"/>
      <text:p text:style-name="P25"><text:span text:style-name="T29">Licencia</text:span></text:p>
      <text:p text:style-name="P8"/>
      <text:p text:style-name="P15"><draw:frame draw:style-name="fr2" draw:name="Imagen1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14">Reconocimiento – NoComercial – CompartirIgual (by-nc-sa)</text:span><text:span text:style-name="T13">: No se permite un uso comercial de la obra original ni de las posibles obras derivadas, la distribución de las cuales se debe hacer con una licencia igual a la que regula la obra original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2c289"/>
    </style:style>
    <style:style style:name="MT4" style:family="text">
      <style:text-properties fo:color="#999966" officeooo:rsid="00269054"/>
    </style:style>
    <style:style style:name="MT5" style:family="text">
      <style:text-properties fo:color="#999966" officeooo:rsid="002766ad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0</text:span><text:span text:style-name="MT2"> </text:span><text:span text:style-name="MT3">excepciones</text:span></text:p>
      </style:header>
      <style:footer>
        <text:p text:style-name="Footer"><text:span text:style-name="MT2">C</text:span><text:span text:style-name="MT4">FG</text:span><text:span text:style-name="MT2">S. Desarrollo de </text:span>Aplicaciones<text:span text:style-name="MT2"> WEB<text:tab/><text:tab/></text:span><text:span text:style-name="MT5">10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09-15T13:58:50.938915837</meta:creation-date>
    <meta:editing-duration>PT1H8M10S</meta:editing-duration>
    <meta:editing-cycles>25</meta:editing-cycles>
    <meta:generator>LibreOffice/6.3.4.2$Linux_X86_64 LibreOffice_project/60da17e045e08f1793c57c00ba83cdfce946d0aa</meta:generator>
    <dc:title>Plantilla CEED (1)</dc:title>
    <dc:date>2020-02-23T19:07:11.963334408</dc:date>
    <dc:creator>Lionel Tarazón</dc:creator>
    <meta:document-statistic meta:table-count="0" meta:image-count="2" meta:object-count="0" meta:page-count="2" meta:paragraph-count="33" meta:word-count="218" meta:character-count="1489" meta:non-whitespace-character-count="1307"/>
    <meta:template xlink:type="simple" xlink:actuate="onRequest" xlink:title="Plantilla CEED (1)" xlink:href="../../../../../../.config/libreoffice/4/user/template/Plantilla%20CEED%20(1).ott" meta:date="2016-09-15T13:58:50.762648603"/>
  </office:meta>
</office:document-meta>
</file>